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ournal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getProducer( String 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ournal.lockAndSyn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Journal.unregister( Record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ournal.getMinimalRevi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ournal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init( String id ,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ourna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register( Record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ournal.getConsumer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ournal.createProducer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setRepositoryHome( File rep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getRepository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unlock( boolean success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ournal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ournal.syn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ournal.appending( Append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ournal.doSync( long startRevi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Journal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